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d1ba" officeooo:paragraph-rsid="0011d1ba"/>
    </style:style>
    <style:style style:name="P2" style:family="paragraph" style:parent-style-name="Standard">
      <style:text-properties officeooo:rsid="0011d1ba" officeooo:paragraph-rsid="0012db6f"/>
    </style:style>
    <style:style style:name="T1" style:family="text">
      <style:text-properties officeooo:rsid="00109c2d"/>
    </style:style>
    <style:style style:name="T2" style:family="text">
      <style:text-properties officeooo:rsid="0011d1ba"/>
    </style:style>
    <style:style style:name="T3" style:family="text">
      <style:text-properties officeooo:rsid="0012db6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En este punto teníamos los tiempos de arribos que seguían un Proceso de Poisson así. que para estimar la tasa de arribos lo que hicimos fue sumar todos los </text:span><text:span text:style-name="T3">arribos</text:span><text:span text:style-name="T1"> y ese numero lo dividimos por la cantidad de arribos. Con esto lo que hicimos fue generar un proceso de poisson en el cual tenemos que los tiempos entre arribos siguen una distribución exponencial. Esta distribución exponencial la generamos a partir de los generadores que desarrollamos y aplicando el método de la transformada inversa para transformar la uniforme que obteníamos del generador hacia una exponencial. Después con todos los tiempos que fuimos generando creamos el Proceso de Poisson que da así. En este caso tenemos graficado la generación de eventos en un mes, que para que se vea mejor le hicimos zoom en los primeros 10 y luego un poco mas alejado para que se vea mas en detalle un panorama mas general. En principio tenemos el resultado utilizando el xorshift y acá el del generador con el modulo. </text:span><text:span text:style-name="T2">En ambos se puede ver como se llego a un resultado bastante exacto </text:span></text:p>
      <text:p text:style-name="Standard"/>
      <text:p text:style-name="P1">Para las estimaciones de las probabilidades en 1000 realizaciones lo que hicimos fue teniendo como base como se generaban los procesos de poisson que explique antes, hacerlo 1000 veces, con cada tipo de generador</text:p>
      <text:p text:style-name="P2">En el primero lo que hicimos fue iterar sobre el primer arribo de cada realización que hicimos. Y los <text:s/>que arribaban antes de los 10 minutos lo tomábamos como caso exitoso. <text:span text:style-name="T3">Y contábamos los casos exitosos y lo dividimos por la cantidad de realizaciones, dándonos la probabilidades</text:span></text:p>
      <text:p text:style-name="P2"><text:span text:style-name="T3">Para el caso teórico lo que hicimos en cada caso fue utilizar la formula de conteo. Con las salvedades que eran necesarias para cada caso para llegar al resultado pedido</text:span>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8T20:08:48.812453975</meta:creation-date>
    <dc:date>2022-10-18T20:50:06.190088029</dc:date>
    <meta:editing-duration>PT9M37S</meta:editing-duration>
    <meta:editing-cycles>1</meta:editing-cycles>
    <meta:document-statistic meta:table-count="0" meta:image-count="0" meta:object-count="0" meta:page-count="1" meta:paragraph-count="4" meta:word-count="293" meta:character-count="1710" meta:non-whitespace-character-count="1418"/>
    <meta:generator>LibreOffice/7.1.2.2$Linux_X86_64 LibreOffice_project/8a45595d069ef5570103caea1b71cc9d82b2aae4</meta:generator>
  </office:meta>
</office:document-meta>
</file>